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wami Nastaliq" svg:font-family="'Awami Nastaliq'" style:font-pitch="variable"/>
    <style:font-face style:name="Awami Nastaliq Beta v.1.190" svg:font-family="'Awami Nastaliq Beta v.1.19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writing-mode="rl-tb"/>
    </style:style>
    <style:style style:name="P2" style:family="paragraph" style:parent-style-name="Standard">
      <style:paragraph-properties fo:text-align="end" style:justify-single-word="false" style:writing-mode="rl-tb"/>
      <style:text-properties officeooo:paragraph-rsid="000b619c"/>
    </style:style>
    <style:style style:name="P3" style:family="paragraph" style:parent-style-name="Standard" style:master-page-name="MP0">
      <style:paragraph-properties fo:margin-left="0.4925in" fo:margin-right="0in" fo:text-align="start" style:justify-single-word="false" fo:text-indent="0in" style:auto-text-indent="false" style:page-number="auto" fo:break-before="page"/>
      <style:text-properties style:font-name="Awami Nastaliq" fo:font-size="18pt" style:font-size-asian="18pt" style:font-name-complex="Awami Nastaliq" style:font-size-complex="18pt"/>
    </style:style>
    <style:style style:name="P4" style:family="paragraph" style:parent-style-name="Standard">
      <style:paragraph-properties fo:text-align="start" style:justify-single-word="false"/>
      <style:text-properties style:font-name="Awami Nastaliq" fo:font-size="18pt" style:font-size-asian="18pt" style:font-name-complex="Awami Nastaliq" style:font-size-complex="18pt"/>
    </style:style>
    <style:style style:name="P5" style:family="paragraph" style:parent-style-name="Standard">
      <style:paragraph-properties fo:text-align="end" style:justify-single-word="false" style:writing-mode="rl-tb"/>
      <style:text-properties style:font-name="Awami Nastaliq" fo:font-size="18pt" style:font-size-asian="18pt" style:font-name-complex="Awami Nastaliq" style:font-size-complex="18pt"/>
    </style:style>
    <style:style style:name="T1" style:family="text">
      <style:text-properties style:font-name="Awami Nastaliq Beta v.1.190" fo:font-size="18pt" style:font-size-asian="18pt" style:font-name-complex="Awami Nastaliq Beta v.1.190" style:font-size-complex="18pt"/>
    </style:style>
    <style:style style:name="T2" style:family="text">
      <style:text-properties fo:font-size="18pt" style:font-size-asian="18pt" style:font-size-complex="18pt"/>
    </style:style>
    <style:style style:name="T3" style:family="text">
      <style:text-properties style:font-name="Awami Nastaliq" fo:font-size="18pt" style:font-size-asian="18pt" style:font-name-complex="Awami Nastaliq"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line-break/>UNITED NATIONS UNIVERSAL DECLARATION OF HUMAN RIGHTS <text:s text:c="3"/><text:tab/>1948<text:line-break/>TRANSLATED IN PALULA LANGUAGE<text:line-break/><text:line-break/>UNITED NATIONS (UN) <text:line-break/><text:line-break/><text:line-break/><text:line-break/><text:line-break/><text:line-break/></text:p>
      <text:p text:style-name="P1"><text:span text:style-name="Default_20_Paragraph_20_Font"><text:span text:style-name="T3">انسانی حقِیمی عالمی منشُور</text:span></text:span></text:p>
      <text:p text:style-name="P4"><text:s/><text:line-break/>United Nations Universal Declaration of Human Rights 1948</text:p>
      <text:p text:style-name="P5"><text:soft-page-break/></text:p>
      <text:p text:style-name="P2"><text:span text:style-name="Default_20_Paragraph_20_Font"><text:span text:style-name="T3">اقوامِ مُتحدئی جنرل اسمبلیࣿ داش دسمبر 1948 انسانی حقیمی عالمی منشُور منظور تھےࣿ <text:s/>تسی اعلان تِھیلیࣿ ۔ مُڜٹوࣿ یھاندہ صفحیم وے انیࣿ مُنشوری مکمل وضاحت چونٹا ہنیࣿ۔ انیࣿ تاریخیࣿ کامیابی باد جنرل اسمبلی تیݨی تمام ممبر وطنِیم جُھلیࣿ زور دتیࣿ کیࣿ سےࣿ تین تیݨی وطنِیم وے نِسی اعلان تھےࣿ نِسی نشرو اشاعتی وے حِصہ گِھنن۔ نِس مُخامُخ و زھئیࣿ وے لمون ۔ اسکولِیم ، عام تعلیمی اداریم نس منی ݜُݨون ۔ لسی تفصیلات واضح تھئجن ۔ انیࣿ طرِیقم کیࣿ کھئو بیࣿ وطن یا سیاسی حیثیتی لحاظ کیࣿ گہ فرق نہ تھئجہ ۔<text:line-break/> <text:line-break/>محکمہ اطلاعاات عامہ اقوام متحدہ نیو یارک آخری سند یافتہ متن<text:line-break/><text:line-break/><text:line-break/><text:line-break/>انسانی حقوقی عالمی منشور <text:line-break/>ہر انسانی ذاتیࣿ عزت او لسی برابر (آک شانتہ) حقیࣿ تسلِیم تھئنی دُنئیࣿ وے آزیدیࣿ ،انصاف او امنی بُنیاد ہِنیࣿ۔ انسانی حقِیم دی لا پرواہیࣿ او اِنسانی بے عزتیࣿ تھئنی </text:span></text:span><text:soft-page-break/><text:span text:style-name="Default_20_Paragraph_20_Font"><text:span text:style-name="T3">کیࣿ ایتیڻہ وحشیانہ کراممی شِکلم <text:s/>ظاہر بھینیࣿ کی <text:s/>لا کیࣿ انسانیتی ضمیریࣿ تھےࣿ سخت تکلِف پھیࣿدینیࣿ۔ ہر انسانی انیࣿ خواہش ہِنیࣿ کیࣿ دُنیئی وے آک ایتڻوࣿ ماحول پیدا بھی وڑئیࣿ کیࣿ تا ہر آک انسان آزیدیࣿ کیࣿ تیڻیࣿ بات کھوࣿنڈا بھو او لنام تھےࣿ <text:s/>تیݨی عقِیدئیࣿ بارہ کیࣿ کھوࣿنڈئنی مکمل آزیدیࣿ حاصل ہونسہ۔ ہر انسان انیࣿ دُنیئیࣿ وے بغیر بِھیلی تیݨی زان محفوظ جوݜی وڑئی ایڑا کیࣿ قومم مجیࣿ دوستانہ تعلقات ذیات بِھین۔ <text:line-break/>چونکہ ا قوام متحدئی ممبر قومم تیڻیࣿ چارٹریࣿ وے انسانیࣿ حقیمی، انسانیتیࣿ عزت،لنی قدر ،میشمی او کُڑِینمی بنیادیࣿ حقیمی دوبارہ تصدیق تِھیلیࣿ ہِنیࣿ ۔ڑی سنگیࣿ اکٹِجیࣿ معاشرئی ہر انسانی زندگی معیار رال تھینیࣿ اردہ تِھیلوࣿ ہِنوࣿ۔ <text:line-break/>بُٹھے ممبر وطنِیم <text:s/>انوࣿ وعدہ تِھیلوࣿ ہنوࣿ کیࣿ اقوام متحدئیࣿ اشتراکیࣿ عمل کیࣿ اصولا او عملا انسانیࣿ حقیمی او تنی آزیدی ذاتیࣿ احترام تِھین او تھؤون۔<text:line-break/>ایڑوࣿ وعدہ پُرہ تھئنی دپارہ انیࣿ بات بِیڈیࣿ ضرُوریࣿ کیࣿ ایڑےࣿ بُنیادیࣿ حقیࣿ او آزیدی نوعیت بُٹھے بھےࣿ بُجن وڑئیࣿ۔ <text:line-break/>اقوام متحدئی جنرل اسمبلیࣿ اعلان تھینیࣿ کیࣿ <text:line-break/>انسانیࣿ حقِیمی انوࣿ عالمی منشُور بُٹھے قوممی مقصد حاصل تھینیࣿ دپارہ مُشترکہ معیار کیࣿ ہونسہ ۔ کمیࣿ ہر فرد معاشرتیࣿ ہر ادارہ انوࣿ منشُور نظریࣿ تُوری سیتیࣿ تعلیم اوتبلیغیࣿ ذریعہ کیࣿ انیࣿ حقیمی او </text:span></text:span><text:soft-page-break/><text:span text:style-name="Default_20_Paragraph_20_Font"><text:span text:style-name="T3">آزادیࣿ احترام پئیدوࣿ تھِی او <text:s/>لنام قومیࣿ <text:s/>او بین اقوامیࣿ کاروائیࣿ زریعہ کی ممبر مُلکیم او ایسہ قومم مجِیࣿ کھئیࣿ کیࣿ ممبر مُلکیم تُوریࣿ (ماتحت) ہونسن منینی دپارہ بھراش بھراش کوشش تِھین۔<text:line-break/><text:tab/><text:tab/>دفعہ 1:<text:line-break/>تمام انسانان آزاد ،عزتیࣿ او تیݨی حقیمی اعتبار کیࣿ برابر پیئدوࣿ بِھلہ ہنہ ۔ نِنام تھےࣿ ضمیر او عقل مطابقی آذیدیࣿ دئجِلیࣿ ہِنیࣿ لائیࣿ دپارہ نِنام تھےࣿ <text:s/>پکار کیࣿ لےࣿ اکادُئیࣿ بھراویلیࣿ ثُبوت دین۔<text:line-break/>دفعہ 2: <text:line-break/> ہر انسان ایڑےࣿ تمام آزادیࣿ او حقیمیࣿ مستحق ہِنوࣿ کھئیࣿ انیࣿ اعلینیࣿ وےࣿ بیان تھئجلیࣿ ہِنیࣿ۔ <text:s/>ایڑےࣿ حقیم جُھلیࣿ نسل، رنگ،جِنس زبان،مذہب، او سیاسی تفریحیࣿ یا کھئوࣿ قسمیࣿ عقیدہ قوم معاشرتیࣿ دولت یا خاندانیࣿ حیثیتیࣿ گہ نہ فرق نئنوࣿ۔ لس دی علاوہ کھیوࣿ علاقئیࣿ یا مُلکہ سنگیࣿ کھیوࣿ فردیࣿ تعلق ہنوࣿ تسیࣿ سیاسیࣿ کیفیت دائرہ اختیار یا بین اقوامیࣿ حیثیتیࣿ وجہ جُھلیࣿ تس جُھلیࣿ گہ امتیازیࣿ سلوک نہ تھئجہ ۔چاہئے سو مُلک آزاد ہنوࣿ یا دُئی وطنی ماتحت ہِنو یا سیاسیࣿ <text:s/>لحاظ کیࣿ دُئی وطنی غولام ہنوࣿ بُٹھیم سنگیࣿ آک قِسمہ سلوک تھِئجہ وڑئیࣿ<text:line-break/>دفعہ 3: <text:line-break/> ہر انسانہ تھےࣿ تیڻیࣿ جنیࣿ آزیدیࣿ ذاتیࣿ تحفظیࣿ حق حاصل ہونسہ ۔<text:line-break/></text:span></text:span><text:soft-page-break/><text:span text:style-name="Default_20_Paragraph_20_Font"><text:span text:style-name="T3">دفعہ <text:s/>4: <text:line-break/>کو کسے غولام یا انزیࣿ نہ سمائیࣿ بھون ۔غلامی یا کسے کِرنئنی چاہےࣿ تسی کتیڻوࣿ شِکل بیࣿ ہینتہ ممنوع قرار دئِجہ۔ <text:line-break/><text:line-break/>دفعہ 5: <text:s/><text:line-break/> کسےࣿ تھےࣿ جسمانیࣿ تکلِف یا ظالمانہ سلوک یا غیر فِطریࣿ سزا نہ دیئجہ ۔<text:line-break/>دفعہ 6: <text:line-break/> ہر آکہ تھےࣿ انوࣿ حق حاصل ہنوࣿ ہر زھئیࣿ <text:s/>وے قانون تسیࣿ شخصیت تسلِم تھی۔<text:line-break/>دفعہ 7: <text:line-break/> قانونیࣿ لحاظ کیࣿ بُھٹے برابر ہِنہ ۔لہٰذا بغیر گہ فرقیࣿ قانونیࣿ تُوریࣿ بُٹھے برابر حق دار ہونسن انیࣿ اعلینیࣿ خلاف کھئیࣿ تفریق تھئجینیࣿ یا ایڑےࣿ تفریقیࣿ دپارہ ترغیب دیجینیࣿ لی وے بُٹھےࣿ برابر حقدار ہونسن ۔<text:line-break/>دفعہ 8:<text:line-break/> ہر انسانہ تھےࣿ ہر ایسےࣿ فعل (کامی) خلاف کھیوࣿ کیࣿ انیࣿ دستوری وے یا قانونی وے حقی دِتہ ہِنہ یڑے حقی کی ختُم تِھیلہ ہینتہ تنام تھےࣿ <text:s/>بااختیار قومیࣿ عدالتِیم وے موثر طریقہ جُھلیࣿ </text:span></text:span><text:soft-page-break/><text:span text:style-name="Default_20_Paragraph_20_Font"><text:span text:style-name="T3">(چارہ جوئی ) تھےࣿ تھینیࣿ حق حاصل ہونسہ ۔<text:line-break/><text:tab/><text:tab/>دفعہ 9:<text:line-break/>کسے بیࣿ کو باچائی یا حاکِمی <text:s/>مرضیࣿ کیࣿ گرفتار، قید یا جلا وطن نہ تھائیࣿ بھون ۔<text:line-break/><text:tab/><text:tab/><text:tab/>دفعہ 10:<text:line-break/> ہر آکہ تھےࣿ انوࣿ حق حاصل ہنوࣿ کیࣿ سوࣿ تیݨی حقیࣿ بارئی آزاد کھونڈائی بھو۔ تسیࣿ خلاف کی جُرمی الزام لگئلیࣿ ہینتہ تسی فیصلہ آزادا او غیر جانبدارانہ عدالتیࣿ وے منصفانہ طریقہ کیࣿ تھئِجہ وڑئی۔ <text:s/><text:line-break/> <text:line-break/><text:tab/><text:tab/><text:tab/>دفعہ 11 : <text:line-break/> ایسوࣿ انسان کیࣿ تس جُھلیࣿ فوجداریࣿ الزام ہونسہ سوࣿ ایسےࣿ وخت تی بے گناہ حسوب تھئجہ کی کرے آک آزاد عدالتیࣿ وےࣿ قانونیࣿ مُطابقی تس جُھلیࣿ جُرم ثابت نہ نہ بِھلوࣿ تی۔ او تس تھےࣿ تیڻیࣿ صفائیࣿ پیش تھئنیࣿ پُرہ پُرہ موقع دئِجہ <text:line-break/><text:line-break/><text:tab/><text:tab/><text:tab/>دفعہ 12: <text:line-break/>کسی ذاتیࣿ ذندگیࣿ ،گھوڜٹیࣿ ذاتیࣿ معاملات یا دُئی گہ ذاتی کرامہ وے گہ قِسمہ بیࣿ </text:span></text:span><text:soft-page-break/><text:span text:style-name="Default_20_Paragraph_20_Font"><text:span text:style-name="T3">مداخلت نہ تھئجہ او نہ بہ کسی عزتی <text:s/>او نیک نامی جُھلیࣿ حملہ تھئجہ۔ ہر انسانہ تھےࣿ حق حاصل ہِنوࣿ کی قانون تسی عِزتی جُھلیࣿ حملہ یا مُداخلتیࣿ دی محفوظ ساتیࣿ۔<text:line-break/><text:tab/><text:tab/><text:tab/>دفعہ 13:<text:line-break/>1۔ <text:s/>ہر انسانہ تھےࣿ انوࣿ حق حاصِل ہِنوࣿ <text:s/>کیࣿ سوࣿ تیݨی وطنی ہر زھئی تھے گہ گلہ ٹیمی بائیࣿ بھو آزاد گِرائیࣿ بھو او گو بی ہینتہ زھائی گِھنی تیݨی تھے گھوݜٹ تھائی بھو۔ <text:s/><text:line-break/>2۔ ہر انسانہ تھےࣿ انوࣿ حق حاصل ہِنوࣿ کیࣿ سو تیڻیࣿ وطنیࣿ دی نِکھئیࣿ دُئیࣿ وطنیࣿ تھےࣿ گُوم ہینتہ واپس تیڻیࣿ وطنیࣿ یھائیࣿ بھو۔<text:line-break/> <text:line-break/><text:tab/><text:tab/><text:tab/>دفعہ 14: <text:line-break/>1۔ہر انسان تھےࣿ <text:s/>ظُلم ، تشددیࣿ دی بچ بھئنی دپارہ دُئیࣿ وطنیࣿ بےࣿ پناہیࣿ گھنیئیࣿ حق حاصل ہِنوࣿ۔ <text:line-break/> 2 ایڑوࣿ حق عدالتیࣿ کاروائیࣿ دیࣿ بچ بھئنیࣿ دپارہ استمال نہ تھئجہ کیࣿ کھئوࣿ کرام اقوام متحدئیࣿ مقصدیࣿ او اصولیࣿ خلاف ہِنہ۔<text:line-break/><text:tab/><text:tab/><text:tab/>دفعہ 15: <text:line-break/>1۔ ہر آکہ تھےࣿ قومیتیࣿ حق حاصل ہِنوࣿ ۔<text:line-break/></text:span></text:span><text:soft-page-break/><text:span text:style-name="Default_20_Paragraph_20_Font"><text:span text:style-name="T3">2۔ کھئوࣿ بیࣿ حاکم تیݨی مرضیࣿ کیࣿ کسیࣿ قومیت بدل نہ تھائیࣿ بھوࣿ او کسےࣿ تھےࣿ قومیت بدل تھئنی حق دئنی <text:s/>دی اِنکار نہ تھئجہ ۔<text:line-break/><text:tab/><text:tab/><text:tab/>دفعہ 16: <text:line-break/>1۔ ہر عاقل بالغہ مِیش یا کُڑیࣿ بغیر ایتئںیࣿ پابندیࣿ کھئیࣿ کیࣿ قومیت یا پابندیࣿ وجہ کیࣿ لگئجیࣿ ہِنیࣿ، تیݨی مرضی جھنیࣿ تھئنیࣿ اوࣿ زندگیࣿ تھنئیࣿ حق حاصل ہونسہ۔مِیشئے کُڑینم تھےࣿ <text:s/>برابری حق حاصل ہونسہ ۔<text:line-break/>2۔ نِکاح تھئنی مجیࣿ دُھوے فریقین مجیࣿ پُورہ آزادیࣿ او رضامندیࣿ شامل ہونسہ۔ <text:line-break/>3۔ خاندان معاشرےࣿ فطریࣿ او بنیادیࣿ اکائیࣿ ہِنیࣿ او ایڑوࣿ معاشرتیࣿ او ریاستیࣿ دُھیمیࣿ طرفیࣿ تھی حفاظتیࣿ <text:s/>حقدار ہونسہ۔<text:line-break/><text:tab/><text:tab/><text:tab/>دفعہ 17:<text:line-break/>1۔ ہر انسانہ تھےࣿ کھِلئیࣿ <text:s/>یا دُئم سنگیࣿ اکٹجیࣿ جائدیدیࣿ وے حق حاصل ہِنوࣿ ۔<text:line-break/>2۔ کو کسےࣿ بیࣿ ذبردستیࣿ تس جائدیدیࣿ حقی دیࣿ محروم نہ تھائیࣿ بھون۔<text:line-break/><text:line-break/><text:tab/><text:tab/><text:tab/>دفعہ 18:<text:line-break/> ہر انسانہ تھےࣿ تیݨی فکریࣿ آزیدیࣿ ،ضمیریࣿ آزیدیࣿ،مذہبیࣿ آزیدیࣿ حاصل ہِنیࣿ۔کھئی بیࣿ </text:span></text:span><text:soft-page-break/><text:span text:style-name="Default_20_Paragraph_20_Font"><text:span text:style-name="T3">مذہبی مِیش یا کُڑیࣿ آزیدیࣿ کیࣿ تیݨی عبادت یا مذہبیࣿ رسُمہ بغیر بِھیلی تھائیࣿ بھون وڑئی۔ گہ گلہ فِرقئی مِیش یا کُڑیࣿ آزیدیࣿ کی تیݨی عقیدئی بارہ کی تبلیغ تھائی بھون۔<text:line-break/><text:tab/><text:tab/><text:tab/>دفعہ 19: <text:line-break/>ہر اکہ تھےࣿ انوࣿ حق حاصل ہِنوࣿ کیࣿ سوࣿ تیڻیࣿ راےࣿ آزیدیࣿ کی دائیࣿ بھو۔ سوࣿ آزیدیࣿ کیࣿ ہر قسمہ تعلیم او علم تیݨی وطنی یا دُئی وطنی بے ازدہ تھائیࣿ بھو تس جھلیࣿ گہ پابندیࣿ نہ ہونسہ۔ <text:line-break/><text:tab/><text:tab/><text:tab/>دفعہ 20: <text:line-break/>1۔ ہر انسان تھےࣿ پُرامن طریقہ کیࣿ کھئیࣿ بی تنظیمی وے حصہ گِھنائیࣿ بھو۔ <text:line-break/><text:line-break/>2۔ کو کسےࣿ بیࣿ ذبردستی تیݨی تنظیمی وے شامل تھئنیࣿ مجُبور نہ تھائیࣿ بھون۔<text:line-break/><text:tab/><text:tab/><text:tab/>دفعہ 21: <text:line-break/>ہر اکہ تھےࣿ انوࣿ حق حاصل ہِنوࣿ کیࣿ سوࣿ تیڻیࣿ وطنیࣿ حکومتی وےࣿ براہ راست آزاد یا منتخب نمائندومی زریعہ کیࣿ حِصہ گِھنائیࣿ بھو۔<text:line-break/>2۔ ہر اکہ تھےࣿ انوࣿ حق حاصل ہِنوࣿ کیࣿ سوࣿ تیڻیࣿ وطنیࣿ وےࣿ <text:s/>سرکاری مُلازمت تھائیࣿ بھوࣿ ۔<text:line-break/>3 ۔کھئیࣿ بیࣿ وطنی حکومت عویمیࣿ مرضیࣿ کیࣿ سمِجہ وڑئی۔ ایڑےࣿ خکومت خلکیمی ووٹیمی زریعہ سمِجہ وڑئی۔ ووٹیࣿ بہ آزاد ، خودمُختار او خُفیہ طریقہ کیࣿ بھی وڑئی۔خکومت تھئنی دپارہ بہ خاص </text:span></text:span><text:soft-page-break/><text:span text:style-name="Default_20_Paragraph_20_Font"><text:span text:style-name="T3">نیٹہ ہونسہ وڑئیࣿ۔<text:line-break/><text:tab/><text:tab/><text:tab/>دفعہ 22:<text:line-break/> معاشرئیࣿ آک رُکنیࣿ حیثیت کیࣿ ہر انسانہ تھےࣿ معاشرتیࣿ تحفطیࣿ حق حاصل ہِنوࣿ۔ انوࣿ حق بیࣿ کیࣿ وطنیࣿ قانونی وسائلیࣿ مطابق کی ہونسہ۔ ہر انسانی عزتی او معاشرتی ترقی خُکومت پُرہ پُرہ بندوبست تھی وڑئی۔ ایڑا کیࣿ ہر انسان ترقی تھائی بھو۔ <text:line-break/><text:tab/><text:tab/><text:tab/>دفعہ 23: <text:line-break/>1۔ ہر انسانی دپارہ کراممیࣿ او روزگاری بندوبست ہونسہ وڑئی۔ <text:s/>بے روزگاری خلاف حکومت پُرہ پُرہ خلکِیم سنگیࣿ اکٹِجیࣿ بندوبست تھی وڑئی۔ <text:line-break/>2۔ ہر انسانہ تھےࣿ بغیر فرقی تیݨی قابیلتی او کرامی مطابق معاوضہ گِھنینیࣿ حق حاصل ہِنوࣿ۔<text:line-break/>3۔ہر انسان کھئو گلہ کرام تھانوࣿ ایتائی مطابقی مناسب و معقول معاوضہ <text:s/>گِھنئنی حق <text:s/>لرانوࣿ ، سوࣿ پخپُلہ تیݨی <text:s/>بال بچ ساتئنی او باعزت ذندگیࣿ ضامن ہِنوࣿ۔ <text:s/>ایڑی وےࣿ ضرورتیࣿ مطابقی حلکومتی طرپی تس تھےࣿ تحفظ دئجہ وڑئیࣿ۔ <text:line-break/>دفعہ 24:<text:line-break/> ہر انسانہ تھےࣿ آرامیࣿ او فرصتیࣿ حق حاصل ہِنوࣿ۔ تسی کرامہ یا ڈیوٹی خاص وخت (گھنٹے) مقرر بھی وڑئی۔ او تسی کرامی مطابقی تنخا دئِجہ وڑئی۔ ڑا دی علاوہ آریمی دپارہ ٹیم ٹیمی چھٹی </text:span></text:span><text:soft-page-break/><text:span text:style-name="Default_20_Paragraph_20_Font"><text:span text:style-name="T3">بیࣿ بندوبست ہونسہ وڑئی۔ ۔<text:line-break/>دفعہ 25:<text:line-break/>1۔ ہر انسانہ تھےࣿ تیڻیࣿ او تیڻیࣿ بال بچی صحت او فلاح بہبودیࣿ دپارہ مناسب معیار زندگیࣿ حق حاصل ہِنوࣿ۔ لیوےࣿ خوراک،پانٹیࣿ،گھوڜٹ او علیجیࣿ سہو لتیࣿ او دُئیࣿ ضروریࣿ معاشر تیࣿ مراعات شامل ہنہ۔ او بےࣿ روز گیریࣿ ،بمیریࣿ،معزوریࣿ،کونڈیمیࣿ،بُوڈیمیࣿ،انیࣿ حالیتیࣿ وےࣿ روزگیر یࣿ دیࣿ محرومیࣿ کھیوࣿ چیࣿ لسیࣿ حیثیتیࣿ <text:s/>دیࣿ دھرندیࣿ ہنہ لنیࣿ خلاف تحفُظیࣿ حق حاصل ہِنوࣿ۔ <text:line-break/>2۔ میھلیࣿ یا اویلی جولوࣿ کُڻاک خاص توجہی اوࣿ مددی مُستحق ہِنہ۔ تمام کُڻاکہ کیࣿ سےࣿ جھنیࣿ دیࣿ مُڜٹوࣿ یا پدُشیࣿ پئدوࣿ بِھلہ ہِنہ تنام تھےࣿ معاشرتیࣿ تحفظیࣿ حق حاصل ہِنوࣿ۔ <text:s text:c="15"/><text:line-break/>دفعہ 26:<text:line-break/> ہر انسانہ تھےࣿ تعلِیم حاصل تھینیࣿ حق حاصل ہِنوࣿ۔ تعلیم مُفت ہونسہ کم ازکم ابتدائیࣿ اوࣿ بنیادیࣿ درجیم کیࣿ ،ابتدائیࣿ تعلیم جُبریࣿ ہونسہ۔<text:line-break/>فنیࣿ او پیشہ ورانہ تعلیم حاصل تھینیࣿ عام انتطام ہونسہ ،قابلیتیࣿ وجہ کیࣿ اعلٰی تعلیم حاصل تھینیࣿ بُٹھیم دپارہ مُمکن ہونسہ۔<text:line-break/>2۔ تعلیمیࣿ مقصد انسانی نشوونما ہونسہ ایڑا کی انسان تیݨی حقی او دُویمی حقیم دی خبردار بھی۔ </text:span></text:span><text:soft-page-break/><text:span text:style-name="Default_20_Paragraph_20_Font"><text:span text:style-name="T3">تعلیمی ذریعہ کی اکادُئی احترام پئدو بھی۔ تعلیمی زریعہ کی دُنئیࣿ وے امن پئدو بھی <text:s/>ایڑا دی علاوہ ہر کرامہ وے ترقی بھی۔ <text:line-break/>3۔ ییئیࣿ بابہ تھےࣿ انوࣿ حق حاصل ہِنوࣿ کیࣿ سےࣿ تیڻیࣿ کُڻاکوم تھےࣿ کھیوࣿ قِسمی تعلیم دانہ دائی بھون۔<text:line-break/>دفعہ 27:<text:line-break/> ہر انسانہ تھےࣿ قومیࣿ ثقافتیࣿ مطابقیࣿ آزادانہ ذندگیࣿ تھئنیࣿ ادبیاتیࣿ تعلیمی دیࣿ فائدہ گِھنئنیࣿ اوࣿ سائنسی ترقیࣿ اوࣿ لسیࣿ فائدے میں شرکت تھئنیࣿ حق حاصل ہِنوࣿ۔<text:line-break/>2۔ ہر آکہ تھےࣿ حق حاصل ہِنوࣿ کیࣿ تسیࣿ ایسہ اخلاقیࣿ اوعزتی تحفظ دئجہ کھیوࣿ <text:s/>انسان <text:s/>سائنسیࣿ، علمیࣿ یا ادبیࣿ <text:s/>کِتیبی چونٹئانوࣿ تس تسی عزتی پُرہ تحفظ دئجہ۔ </text:span></text:span></text:p>
      <text:p text:style-name="P2"><text:span text:style-name="Default_20_Paragraph_20_Font"><text:span text:style-name="T3">دفعہ 28:<text:line-break/> ہر انسان ایسوࣿ معاشرتیࣿ اوࣿ بین الاقوامی تنظیمیࣿ شامل بھئنیࣿ حق دار ہِنوࣿ کِیوے تس تھےࣿ بُٹھے انیࣿ علینیࣿ وے دِتہ بھاؤ حقی دئجینی۔ <text:line-break/>دفعہ 29:<text:line-break/>1۔ ہر انسانہ جُھلیࣿ معاشرتیࣿ حقیࣿ ہِنہ کیکیࣿ معاشرےࣿ بھیشئیࣿ تسیࣿ شخصیتیࣿ آزادانہ او پُرہ نشوونما او پرورش مُمکن بھینیࣿ۔ <text:s/><text:line-break/></text:span></text:span><text:soft-page-break/><text:span text:style-name="Default_20_Paragraph_20_Font"><text:span text:style-name="T3"><text:line-break/> <text:s text:c="4"/>2 ۔ تیڻیࣿ آزادیࣿ اوࣿ حقیم دیࣿ فائدہ گِھنئنیمیࣿ ہر انسان صرف ایتڻیࣿ حدودیࣿ پابند ہونسہ کنا چیࣿ دُوئم آزیدیࣿ <text:s/>اوࣿ حقیࣿ تسلِیم تھوئنیࣿ او لنی احترام تھوئنیࣿ غرض کیࣿ یا جمہوریࣿ قانونی <text:s/>وےࣿ اخلاق،امن عامہ او فلاح وبہبودیࣿ مناسب لوازمات پُرہ تھئنیࣿ دپارہ قانونی طرفی عائد <text:s text:c="5"/>تھئجلہ ہِنہ۔<text:line-break/>3 انیࣿ حقیࣿ اوࣿ آزیدیࣿ کھئیࣿ حالت کیࣿ بیࣿ اقوام متحدئیࣿ مقصدیم اوࣿ اصولیࣿ خلاف عمل کیࣿ کو بیࣿ نہ اٹائیࣿ بھون۔<text:line-break/>دفعہ 30:<text:line-break/> انیࣿ اعلینیࣿ کھئی شئیࣿ دیࣿ اتیڻیࣿ</text:span></text:span></text:p>
      <text:p text:style-name="P1"><text:span text:style-name="Default_20_Paragraph_20_Font"><text:span text:style-name="T3"><text:s/>بات مراد نہ اٹائیࣿ بھون لاکیࣿ کھئوࣿ مُلک گروپ( گروہ ) یا انسانہ تھےࣿ گہ ایتڻیࣿ <text:s/>سرگرمی وے مصروف بھئنیࣿ یا گہ اتیڻوࣿ کرام انجام دئنیࣿ حق پیدوࣿ بھیࣿ کیࣿ تائیࣿ وجہ باندیࣿ ایڑےࣿ حقیمیࣿ او آزیدیࣿ تخریب ہونسہ کنا چیࣿ نیوے پیش تھئجیلیࣿ ہِنم۔ <text:s/><text:line-break/></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wami Nastaliq" svg:font-family="'Awami Nastaliq'" style:font-pitch="variable"/>
    <style:font-face style:name="Awami Nastaliq Beta v.1.190" svg:font-family="'Awami Nastaliq Beta v.1.19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Tahoma" style:font-size-complex="12pt" style:language-complex="ar" style:country-complex="EG"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ar" style:country-complex="EG"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3.1$Windows_X86_64 LibreOffice_project/d7547858d014d4cf69878db179d326fc3483e082</meta:generator>
    <meta:initial-creator>Sharon Correll</meta:initial-creator>
    <meta:creation-date>2016-07-28T14:14:00Z</meta:creation-date>
    <dc:date>2020-11-24T15:22:42.187000000</dc:date>
    <meta:editing-cycles>16</meta:editing-cycles>
    <meta:editing-duration>PT7M49S</meta:editing-duration>
    <meta:document-statistic meta:table-count="0" meta:image-count="0" meta:object-count="0" meta:page-count="13" meta:paragraph-count="6" meta:word-count="1847" meta:character-count="9303" meta:non-whitespace-character-count="7265"/>
    <meta:template xlink:type="simple" xlink:actuate="onRequest" xlink:title="" xlink:href="Normal.dotm"/>
  </office:meta>
</office:document-meta>
</file>